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officeooo:rsid="00128419" officeooo:paragraph-rsid="00128419" style:font-size-asian="18pt" style:font-size-complex="18pt"/>
    </style:style>
    <style:style style:name="P2" style:family="paragraph" style:parent-style-name="Standard">
      <style:text-properties fo:font-size="15pt" style:font-size-asian="15pt" style:font-size-complex="15pt"/>
    </style:style>
    <style:style style:name="P3" style:family="paragraph" style:parent-style-name="Standard">
      <style:text-properties fo:font-size="15pt" officeooo:paragraph-rsid="0013f117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.1 Which field of the customers table is the primary key?</text:p>
      <text:p text:style-name="P2">Ans: CNUM is the primary key in customer table. </text:p>
      <text:p text:style-name="P2"/>
      <text:p text:style-name="P2">Q.2 What is the 4th column of the Customers table ? </text:p>
      <text:p text:style-name="P2">Ans: RATING is the 4th column in Customer table.</text:p>
      <text:p text:style-name="P2"/>
      <text:p text:style-name="P2">Q.4 What is another word for row? For column?</text:p>
      <text:p text:style-name="P2">Ans: Row is also called Record,Tuple and Column is also called as Attribute.</text:p>
      <text:p text:style-name="P2"/>
      <text:p text:style-name="P2">Q.5 Why isn't it possible to see the first five rows of a table?</text:p>
      <text:p text:style-name="P3">Ans: Row's inside a table are scattered all over the database server hard disk when we select from a table ,the order of rows in the output ,depends on the row address,it will always be in ascending order of row address.</text:p>
      <text:p text:style-name="P3"><text:tab/>Hence it is not possible to see the first 'five' rows of a table or last 'Five' rows of a table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officeooo:rsid="00128419" officeooo:paragraph-rsid="00128419" style:font-size-asian="18pt" style:font-size-complex="1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 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18:59.759930141</meta:creation-date>
    <dc:date>2023-09-11T21:21:04.760279528</dc:date>
    <meta:editing-duration>PT2M5S</meta:editing-duration>
    <meta:editing-cycles>2</meta:editing-cycles>
    <meta:generator>LibreOffice/7.5.2.2$Linux_X86_64 LibreOffice_project/50$Build-2</meta:generator>
    <meta:document-statistic meta:table-count="0" meta:image-count="0" meta:object-count="0" meta:page-count="1" meta:paragraph-count="10" meta:word-count="140" meta:character-count="721" meta:non-whitespace-character-count="587"/>
  </office:meta>
</office:document-meta>
</file>